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32500003BBE0D01637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Результат" style:family="table" style:master-page-name="">
      <style:table-properties style:width="17cm" style:page-number="auto" table:align="margins"/>
    </style:style>
    <style:style style:name="Результат.A" style:family="table-column">
      <style:table-column-properties style:column-width="4.251cm" style:rel-column-width="16383*"/>
    </style:style>
    <style:style style:name="Результат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Результат.D1" style:family="table-cell">
      <style:table-cell-properties fo:padding="0.097cm" fo:border="0.002cm solid #000000"/>
    </style:style>
    <style:style style:name="Результат.A2" style:family="table-cell">
      <style:table-cell-properties fo:padding="0.097cm" fo:border-left="0.002cm solid #000000" fo:border-right="none" fo:border-top="none" fo:border-bottom="0.002cm solid #000000"/>
    </style:style>
    <style:style style:name="Результат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Standard" style:master-page-name="">
      <style:paragraph-properties fo:margin-left="0cm" fo:margin-right="0cm" fo:text-align="justify" style:justify-single-word="false" fo:text-indent="1.214cm" style:auto-text-indent="false" style:page-number="auto"/>
      <style:text-properties fo:language="ru" fo:country="RU"/>
    </style:style>
    <style:style style:name="P3" style:family="paragraph" style:parent-style-name="Standard">
      <style:paragraph-properties fo:margin-left="0cm" fo:margin-right="0cm" fo:text-align="justify" style:justify-single-word="false" fo:text-indent="1.214cm" style:auto-text-indent="false"/>
      <style:text-properties fo:language="ru" fo:country="RU"/>
    </style:style>
    <style:style style:name="P4" style:family="paragraph" style:parent-style-name="Standard">
      <style:paragraph-properties fo:margin-left="0cm" fo:margin-right="0cm" fo:text-align="justify" style:justify-single-word="false" fo:text-indent="1.214cm" style:auto-text-indent="false">
        <style:tab-stops>
          <style:tab-stop style:position="1.875cm"/>
        </style:tab-stops>
      </style:paragraph-properties>
      <style:text-properties fo:language="ru" fo:country="RU"/>
    </style:style>
    <style:style style:name="P5" style:family="paragraph" style:parent-style-name="Standard">
      <style:paragraph-properties fo:margin-left="0cm" fo:margin-right="0cm" fo:text-align="justify" style:justify-single-word="false" fo:text-indent="1.214cm" style:auto-text-indent="false">
        <style:tab-stops>
          <style:tab-stop style:position="1.875cm"/>
        </style:tab-stops>
      </style:paragraph-properties>
      <style:text-properties fo:language="ru" fo:country="RU"/>
    </style:style>
    <style:style style:name="P6" style:family="paragraph" style:parent-style-name="Standard" style:list-style-name="L1">
      <style:paragraph-properties fo:margin-left="0cm" fo:margin-right="0cm" fo:text-align="justify" style:justify-single-word="false" fo:text-indent="1.214cm" style:auto-text-indent="false">
        <style:tab-stops>
          <style:tab-stop style:position="1.875cm"/>
        </style:tab-stops>
      </style:paragraph-properties>
      <style:text-properties fo:language="ru" fo:country="RU"/>
    </style:style>
    <style:style style:name="P7" style:family="paragraph" style:parent-style-name="Standard" style:list-style-name="L2">
      <style:paragraph-properties fo:margin-left="0cm" fo:margin-right="0cm" fo:text-align="justify" style:justify-single-word="false" fo:text-indent="1.214cm" style:auto-text-indent="false"/>
      <style:text-properties fo:language="ru" fo:country="RU"/>
    </style:style>
    <style:style style:name="P8" style:family="paragraph" style:parent-style-name="Standard" style:master-page-name="">
      <style:paragraph-properties fo:margin-left="0cm" fo:margin-right="0cm" fo:text-align="justify" style:justify-single-word="false" fo:text-indent="1.214cm" style:auto-text-indent="false" style:page-number="auto">
        <style:tab-stops>
          <style:tab-stop style:position="1.875cm"/>
        </style:tab-stops>
      </style:paragraph-properties>
      <style:text-properties fo:language="ru" fo:country="RU"/>
    </style:style>
    <style:style style:name="P9" style:family="paragraph" style:parent-style-name="Standard">
      <style:paragraph-properties fo:margin-left="0.111cm" fo:margin-right="0.083cm" fo:text-align="center" style:justify-single-word="false" fo:text-indent="0.028cm" style:auto-text-indent="false"/>
      <style:text-properties fo:language="ru" fo:country="RU"/>
    </style:style>
    <style:style style:name="P10" style:family="paragraph" style:parent-style-name="Table_20_Contents">
      <style:paragraph-properties fo:text-align="justify" style:justify-single-word="false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остроение нейронной сети </text:p>
      <text:p text:style-name="P2">Построена искусственная нейронная сеть (ИНС) с алгоритмом обратного распространения ошибки обучения в программе <text:span text:style-name="T1">SciLab</text:span>. ИНС позволяет получить параметры качества продукта (жир , белок, сухие вещества, плотность) по данным четырехканального анализатора (инфракрасная спектроскопия).</text:p>
      <text:p text:style-name="P3">Алгоритм построения ИНС:</text:p>
      <text:list xml:id="list269112282321500133" text:style-name="L1">
        <text:list-item>
          <text:list>
            <text:list-item>
              <text:list>
                <text:list-item>
                  <text:p text:style-name="P6">Подготовка данных к обучению ИНС: нормирование данных, нормализация с помощью функции активации. Наиболее устойчива себя показала линейная функция активации.</text:p>
                </text:list-item>
                <text:list-item>
                  <text:p text:style-name="P6">Обучение ИНС с помощью функции <text:s/>«ann_FFBP_gd» <text:s/>с алгоритмом <text:s/>обратного распространения <text:s/>ошибки <text:s/>обучения. Трехслойная структура нейронов ИНС <text:span text:style-name="T1">[4 8 8]. </text:span>1000 эпох.</text:p>
                </text:list-item>
                <text:list-item>
                  <text:p text:style-name="P6">Получение с помощью обученной ИНС выходных данных по входным.</text:p>
                </text:list-item>
                <text:list-item>
                  <text:p text:style-name="P6">Приведение полученного результата к требуемому виду (денормализация, денормирование, коррекция).</text:p>
                </text:list-item>
              </text:list>
            </text:list-item>
          </text:list>
        </text:list-item>
      </text:list>
      <text:p text:style-name="P4">Проба ИНС:</text:p>
      <text:p text:style-name="P4">Имеем 4 входных ряда (сигналы анализатора) и 4 выходных ряда (жир , белок, сухие вещества, плотность). В каждом ряду по 36 значений. </text:p>
      <text:p text:style-name="P4">Первые 30 значений рядов использованы для обучения ИНС. Последние 6 значений нужны для проверки работы обученной ИНС.</text:p>
      <text:p text:style-name="P4">В результате получены 4 ряда по 6 значений.</text:p>
      <text:p text:style-name="P8">Таблица 1 - жир</text:p>
      <table:table table:name="Результат" table:style-name="Результат">
        <table:table-column table:style-name="Результат.A" table:number-columns-repeated="4"/>
        <table:table-row>
          <table:table-cell table:style-name="Результат.A1" office:value-type="string">
            <text:p text:style-name="P9">Ожидаемое значение</text:p>
          </table:table-cell>
          <table:table-cell table:style-name="Результат.A1" office:value-type="string">
            <text:p text:style-name="P12">Рассчитанное значение</text:p>
          </table:table-cell>
          <table:table-cell table:style-name="Результат.A1" office:value-type="string">
            <text:p text:style-name="P12">Ошибка</text:p>
          </table:table-cell>
          <table:table-cell table:style-name="Результат.D1" office:value-type="string">
            <text:p text:style-name="P12">Ошибка в %</text:p>
          </table:table-cell>
        </table:table-row>
        <table:table-row>
          <table:table-cell table:style-name="Результат.A2" office:value-type="string">
            <text:p text:style-name="P12">1</text:p>
          </table:table-cell>
          <table:table-cell table:style-name="Результат.A2" office:value-type="string">
            <text:p text:style-name="P12">0,98722</text:p>
          </table:table-cell>
          <table:table-cell table:style-name="Результат.A2" office:value-type="string">
            <text:p text:style-name="P12">-0,0128</text:p>
          </table:table-cell>
          <table:table-cell table:style-name="Результат.D2" office:value-type="string">
            <text:p text:style-name="P12">-1,2777</text:p>
          </table:table-cell>
        </table:table-row>
        <table:table-row>
          <table:table-cell table:style-name="Результат.A2" office:value-type="string">
            <text:p text:style-name="P12">3,3</text:p>
          </table:table-cell>
          <table:table-cell table:style-name="Результат.A2" office:value-type="string">
            <text:p text:style-name="P12">3,37709</text:p>
          </table:table-cell>
          <table:table-cell table:style-name="Результат.A2" office:value-type="string">
            <text:p text:style-name="P12">0,0771</text:p>
          </table:table-cell>
          <table:table-cell table:style-name="Результат.D2" office:value-type="string">
            <text:p text:style-name="P12">2,33621</text:p>
          </table:table-cell>
        </table:table-row>
        <table:table-row>
          <table:table-cell table:style-name="Результат.A2" office:value-type="string">
            <text:p text:style-name="P12">5,4</text:p>
          </table:table-cell>
          <table:table-cell table:style-name="Результат.A2" office:value-type="string">
            <text:p text:style-name="P12">5,46581</text:p>
          </table:table-cell>
          <table:table-cell table:style-name="Результат.A2" office:value-type="string">
            <text:p text:style-name="P12">0,06581</text:p>
          </table:table-cell>
          <table:table-cell table:style-name="Результат.D2" office:value-type="string">
            <text:p text:style-name="P12">1,21864</text:p>
          </table:table-cell>
        </table:table-row>
        <table:table-row>
          <table:table-cell table:style-name="Результат.A2" office:value-type="string">
            <text:p text:style-name="P12">0,9</text:p>
          </table:table-cell>
          <table:table-cell table:style-name="Результат.A2" office:value-type="string">
            <text:p text:style-name="P12">0,84591</text:p>
          </table:table-cell>
          <table:table-cell table:style-name="Результат.A2" office:value-type="string">
            <text:p text:style-name="P12">-0,0541</text:p>
          </table:table-cell>
          <table:table-cell table:style-name="Результат.D2" office:value-type="string">
            <text:p text:style-name="P12">-6,0103</text:p>
          </table:table-cell>
        </table:table-row>
        <table:table-row>
          <table:table-cell table:style-name="Результат.A2" office:value-type="string">
            <text:p text:style-name="P12">3,3</text:p>
          </table:table-cell>
          <table:table-cell table:style-name="Результат.A2" office:value-type="string">
            <text:p text:style-name="P12">3,2919</text:p>
          </table:table-cell>
          <table:table-cell table:style-name="Результат.A2" office:value-type="string">
            <text:p text:style-name="P12">-0,0081</text:p>
          </table:table-cell>
          <table:table-cell table:style-name="Результат.D2" office:value-type="string">
            <text:p text:style-name="P12">-0,2455</text:p>
          </table:table-cell>
        </table:table-row>
        <table:table-row>
          <table:table-cell table:style-name="Результат.A2" office:value-type="string">
            <text:p text:style-name="P12">5,4</text:p>
          </table:table-cell>
          <table:table-cell table:style-name="Результат.A2" office:value-type="string">
            <text:p text:style-name="P12">5,28741</text:p>
          </table:table-cell>
          <table:table-cell table:style-name="Результат.A2" office:value-type="string">
            <text:p text:style-name="P12">-0,1126</text:p>
          </table:table-cell>
          <table:table-cell table:style-name="Результат.D2" office:value-type="string">
            <text:p text:style-name="P12">-2,085</text:p>
          </table:table-cell>
        </table:table-row>
      </table:table>
      <text:p text:style-name="P4"/>
      <text:p text:style-name="P4"/>
      <text:p text:style-name="P4"/>
      <text:p text:style-name="P4"/>
      <text:p text:style-name="P3"/>
      <text:p text:style-name="P3"/>
      <text:p text:style-name="P3"><text:s/>y1 <text:s text:c="2"/></text:p>
      <text:p text:style-name="P3"><text:s/></text:p>
      <text:p text:style-name="P3"><text:s/>Ожидаемое|Рассчитанное|Ошибка |Ошибка % <text:s text:c="2"/></text:p>
      <text:p text:style-name="P3"><text:s/></text:p>
      <text:p text:style-name="P3"><text:s text:c="4"/>1. <text:s text:c="4"/>0.98722 <text:s/>- 0.01278 <text:s/>- 1.27766 <text:s/></text:p>
      <text:p text:style-name="P3"><text:s text:c="4"/>3.3 <text:s text:c="3"/>3.37709 <text:s text:c="3"/>0.07710 <text:s text:c="3"/>2.33621 <text:s/></text:p>
      <text:p text:style-name="P3"><text:s text:c="4"/>5.4 <text:s text:c="3"/>5.46581 <text:s text:c="3"/>0.06581 <text:s text:c="3"/>1.21864 <text:s/></text:p>
      <text:p text:style-name="P3"><text:s text:c="4"/>0.9 <text:s text:c="3"/>0.84591 <text:s/>- 0.05409 <text:s/>- 6.01027 <text:s/></text:p>
      <text:p text:style-name="P3"><text:s text:c="4"/>3.3 <text:s text:c="3"/>3.2919 <text:s text:c="2"/>- 0.00810 <text:s/>- 0.24545 <text:s/></text:p>
      <text:p text:style-name="P3"><text:s text:c="4"/>5.4 <text:s text:c="3"/>5.28741 <text:s/>- 0.11259 <text:s/>- 2.08496 <text:s/></text:p>
      <text:p text:style-name="P3"><text:s/></text:p>
      <text:p text:style-name="P3"><text:s/>y2 <text:s text:c="2"/></text:p>
      <text:p text:style-name="P3"><text:s/></text:p>
      <text:p text:style-name="P3"><text:soft-page-break/><text:s/>Ожидаемое|Рассчитанное|Ошибка |Ошибка % <text:s text:c="2"/></text:p>
      <text:p text:style-name="P3"><text:s/></text:p>
      <text:p text:style-name="P3"><text:s text:c="4"/>3.33 <text:s text:c="3"/>2.53932 <text:s/>- 0.79068 <text:s/>- 23.7443 <text:s/></text:p>
      <text:p text:style-name="P3"><text:s text:c="4"/>3.26 <text:s text:c="3"/>2.79354 <text:s/>- 0.46646 <text:s/>- 14.3085 <text:s/></text:p>
      <text:p text:style-name="P3"><text:s text:c="4"/>3.21 <text:s text:c="3"/>2.79197 <text:s/>- 0.41803 <text:s/>- 13.0228 <text:s/></text:p>
      <text:p text:style-name="P3"><text:s text:c="4"/>3.43 <text:s text:c="3"/>2.51164 <text:s/>- 0.91836 <text:s/>- 26.7745 <text:s/></text:p>
      <text:p text:style-name="P3"><text:s text:c="4"/>3.31 <text:s text:c="3"/>2.78229 <text:s/>- 0.52771 <text:s/>- 15.943 <text:s text:c="2"/></text:p>
      <text:p text:style-name="P3"><text:s text:c="4"/>3.25 <text:s text:c="3"/>2.79341 <text:s/>- 0.45659 <text:s/>- 14.0488 <text:s/></text:p>
      <text:p text:style-name="P3"><text:s/></text:p>
      <text:p text:style-name="P3"><text:s/>y3 <text:s text:c="2"/></text:p>
      <text:p text:style-name="P3"><text:s/></text:p>
      <text:p text:style-name="P3"><text:s/>Ожидаемое|Рассчитанное|Ошибка |Ошибка % <text:s text:c="2"/></text:p>
      <text:p text:style-name="P3"><text:s/></text:p>
      <text:p text:style-name="P3"><text:s text:c="4"/>9.05 <text:s text:c="3"/>8.8168 <text:s text:c="2"/>- 0.23320 <text:s/>- 2.57683 <text:s/></text:p>
      <text:p text:style-name="P3"><text:s text:c="4"/>8.83 <text:s text:c="3"/>9.14075 <text:s text:c="3"/>0.31075 <text:s text:c="3"/>3.51926 <text:s/></text:p>
      <text:p text:style-name="P3"><text:s text:c="4"/>8.59 <text:s text:c="3"/>7.9956 <text:s text:c="2"/>- 0.59440 <text:s/>- 6.91966 <text:s/></text:p>
      <text:p text:style-name="P3"><text:s text:c="4"/>9. <text:s text:c="5"/>8.92518 <text:s/>- 0.07482 <text:s/>- 0.83138 <text:s/></text:p>
      <text:p text:style-name="P3"><text:s text:c="4"/>8.72 <text:s text:c="3"/>9.26523 <text:s text:c="3"/>0.54523 <text:s text:c="3"/>6.25265 <text:s/></text:p>
      <text:p text:style-name="P3"><text:s text:c="4"/>8.52 <text:s text:c="3"/>8.18768 <text:s/>- 0.33232 <text:s/>- 3.9005 <text:s text:c="2"/></text:p>
      <text:p text:style-name="P3"><text:s/></text:p>
      <text:p text:style-name="P3"><text:s/>y4 <text:s text:c="2"/></text:p>
      <text:p text:style-name="P3"><text:s/></text:p>
      <text:p text:style-name="P3"><text:s/>Ожидаемое|Рассчитанное|Ошибка |Ошибка % <text:s text:c="2"/></text:p>
      <text:p text:style-name="P3"><text:s/></text:p>
      <text:p text:style-name="P3"><text:s text:c="4"/>32.8 <text:s text:c="3"/>31.3593 <text:s/>- 1.44068 <text:s/>- 4.39233 <text:s/></text:p>
      <text:p text:style-name="P3"><text:s text:c="4"/>30.7 <text:s text:c="3"/>31.1977 <text:s text:c="3"/>0.49769 <text:s text:c="3"/>1.62115 <text:s/></text:p>
      <text:p text:style-name="P3"><text:s text:c="4"/>28.8 <text:s text:c="3"/>27.1915 <text:s/>- 1.60848 <text:s/>- 5.585 <text:s text:c="3"/></text:p>
      <text:p text:style-name="P3"><text:s text:c="4"/>33.2 <text:s text:c="3"/>31.3666 <text:s/>- 1.83341 <text:s/>- 5.52232 <text:s/></text:p>
      <text:p text:style-name="P3"><text:s text:c="4"/>31. <text:s text:c="4"/>31.3413 <text:s text:c="3"/>0.34133 <text:s text:c="3"/>1.10107 <text:s/></text:p>
      <text:list xml:id="list902346128662311580" text:style-name="L2">
        <text:list-item>
          <text:list>
            <text:list-item>
              <text:p text:style-name="P7">27.6922 <text:s/>- 1.50777 <text:s/>- 5.16359</text:p>
            </text:list-item>
            <text:list-item>
              <text:p text:style-name="P7"/>
            </text:list-item>
          </text:list>
        </text:list-item>
      </text:list>
      <text:p text:style-name="P3"><draw:frame draw:style-name="fr1" draw:name="Графический объект2" text:anchor-type="paragraph" svg:width="8.998cm" svg:height="15.295cm" draw:z-index="0"><draw:image xlink:href="Pictures/200000070000232500003BBE0D016374.svm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van </meta:initial-creator>
    <meta:creation-date>2019-11-22T09:41:05.81</meta:creation-date>
    <dc:date>2019-11-22T15:58:56.08</dc:date>
    <dc:creator>Ivan </dc:creator>
    <meta:editing-duration>PT45M35S</meta:editing-duration>
    <meta:editing-cycles>3</meta:editing-cycles>
    <meta:generator>OpenOffice/4.1.1$Win32 OpenOffice.org_project/411m6$Build-9775</meta:generator>
    <meta:document-statistic meta:table-count="1" meta:image-count="1" meta:object-count="0" meta:page-count="3" meta:paragraph-count="83" meta:word-count="333" meta:character-count="2548"/>
  </office:meta>
</office:document-meta>
</file>